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4.7cm"/>
    </style:style>
    <style:style style:name="gr2" style:family="graphic" style:parent-style-name="standard">
      <style:graphic-properties draw:marker-start="" draw:marker-end="Arrow" draw:textarea-vertical-align="middle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3.016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draw:fill="none" fo:min-height="0.4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2cm" svg:height="2.7cm" svg:x="2.2cm" svg:y="2cm">
          <text:p text:style-name="P1">Assignm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2cm" svg:height="2.7cm" svg:x="12.2cm" svg:y="2cm">
          <text:p text:style-name="P1">Projec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2cm" svg:height="2.7cm" svg:x="12.2cm" svg:y="7.1cm">
          <text:p text:style-name="P1">Phas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2cm" svg:height="2.7cm" svg:x="12.2cm" svg:y="12.1cm">
          <text:p text:style-name="P1">Task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7.4cm" svg:y1="3.35cm" svg:x2="12.2cm" svg:y2="8.45cm" draw:start-shape="id1" draw:start-glue-point="1" draw:end-shape="id2" draw:end-glue-point="3" svg:d="M7400 3350c3600 0 1200 5100 4800 5100" svg:viewBox="0 0 4801 5101">
          <text:p text:style-name="P1"><text:span text:style-name="T1"/></text:p>
        </draw:connector>
        <draw:connector draw:style-name="gr3" draw:text-style-name="P1" draw:layer="layout" svg:x1="4.8cm" svg:y1="4.7cm" svg:x2="12.2cm" svg:y2="13.45cm" draw:start-shape="id1" draw:start-glue-point="2" draw:end-shape="id3" draw:end-glue-point="3" svg:d="M4800 4700v8750h7400" svg:viewBox="0 0 7401 8751">
          <text:p/>
        </draw:connector>
        <draw:frame draw:style-name="gr4" draw:text-style-name="P3" draw:layer="layout" svg:width="3.516cm" svg:height="0.725cm" svg:x="5cm" svg:y="12.8cm">
          <draw:text-box>
            <text:p><text:span text:style-name="T1">&lt;&lt;associated&gt;&gt;</text:span></text:p>
          </draw:text-box>
        </draw:frame>
        <draw:frame draw:style-name="gr5" draw:text-style-name="P5" draw:layer="layout" svg:width="3.516cm" svg:height="0.725cm" draw:transform="rotate (-1.27182142592827) translate (9.686cm 4.975cm)">
          <draw:text-box>
            <text:p text:style-name="P4">&lt;&lt;associated&gt;&gt;</text:p>
          </draw:text-box>
        </draw:frame>
        <draw:connector draw:style-name="gr6" draw:text-style-name="P2" draw:layer="layout" svg:x1="4.8cm" svg:y1="2cm" svg:x2="14.8cm" svg:y2="2cm" draw:start-shape="id1" draw:start-glue-point="0" draw:end-shape="id4" draw:end-glue-point="0" svg:d="M4800 2000v-501h10000v501" svg:viewBox="0 0 10001 502">
          <text:p text:style-name="P1"><text:span text:style-name="T1">&lt;&lt;associated&gt;&gt;</text:span></text:p>
        </draw:connector>
        <draw:connector draw:style-name="gr7" draw:text-style-name="P1" draw:layer="layout" svg:x1="14.8cm" svg:y1="4.7cm" svg:x2="14.8cm" svg:y2="7.1cm" draw:start-shape="id4" draw:start-glue-point="2" draw:end-shape="id2" draw:end-glue-point="0" svg:d="M14800 4700v2400" svg:viewBox="0 0 1 2401">
          <text:p/>
        </draw:connector>
        <draw:connector draw:style-name="gr7" draw:text-style-name="P1" draw:layer="layout" svg:x1="14.8cm" svg:y1="9.8cm" svg:x2="14.8cm" svg:y2="12.1cm" draw:start-shape="id2" draw:start-glue-point="2" draw:end-shape="id3" svg:d="M14800 9800v2300" svg:viewBox="0 0 1 2301">
          <text:p/>
        </draw:connector>
        <draw:frame draw:style-name="gr8" draw:text-style-name="P6" draw:layer="layout" svg:width="3.516cm" svg:height="0.726cm" svg:x="14.7cm" svg:y="5.374cm">
          <draw:text-box>
            <text:p><text:span text:style-name="T1">&lt;&lt;consists of&gt;&gt;</text:span></text:p>
          </draw:text-box>
        </draw:frame>
        <draw:frame draw:style-name="gr8" draw:text-style-name="P6" draw:layer="layout" svg:width="3.491cm" svg:height="0.726cm" svg:x="14.709cm" svg:y="10.374cm">
          <draw:text-box>
            <text:p><text:span text:style-name="T1">&lt;&lt;consists of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31T13:16:49.704787652</meta:creation-date>
    <dc:date>2019-12-31T13:39:21.911463266</dc:date>
    <meta:editing-duration>PT10M20S</meta:editing-duration>
    <meta:editing-cycles>3</meta:editing-cycles>
    <meta:generator>LibreOffice/6.0.7.3$Linux_X86_64 LibreOffice_project/00m0$Build-3</meta:generator>
    <meta:document-statistic meta:object-count="13"/>
  </office:meta>
</office:document-meta>
</file>